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Noto Sans Devanagari" svg:font-family="Noto Sans Devanagari"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style:style>
    <style:style style:name="T2" style:parent-style-name="Основнойшрифтабзаца" style:family="text">
      <style:text-properties fo:language="en" fo:country="US"/>
    </style:style>
    <style:style style:name="T3" style:parent-style-name="Основнойшрифтабзаца" style:family="text">
      <style:text-properties fo:language="en" fo:country="US"/>
    </style:style>
    <style:style style:name="T4" style:parent-style-name="Основнойшрифтабзаца" style:family="text">
      <style:text-properties fo:language="en" fo:country="US"/>
    </style:style>
    <style:style style:name="T5" style:parent-style-name="Основнойшрифтабзаца" style:family="text">
      <style:text-properties fo:language="en" fo:country="US"/>
    </style:style>
    <style:style style:name="T6" style:parent-style-name="Основнойшрифтабзаца" style:family="text">
      <style:text-properties fo:language="en" fo:country="US"/>
    </style:style>
    <style:style style:name="T7" style:parent-style-name="Основнойшрифтабзаца" style:family="text">
      <style:text-properties fo:language="en" fo:country="US"/>
    </style:style>
    <style:style style:name="T8" style:parent-style-name="Основнойшрифтабзаца" style:family="text">
      <style:text-properties fo:language="en" fo:country="US"/>
    </style:style>
    <style:style style:name="T9" style:parent-style-name="Основнойшрифтабзаца" style:family="text">
      <style:text-properties fo:language="en" fo:country="US"/>
    </style:style>
  </office:automatic-styles>
  <office:body>
    <office:text text:use-soft-page-breaks="true">
      <text:p text:style-name="P1"># PostgreSQL</text:p>
      <text:p text:style-name="Standard"># Таблицы</text:p>
      <text:p text:style-name="Standard"/>
      <text:p text:style-name="Standard">### 1. Пользователи (Users)</text:p>
      <text:p text:style-name="Standard"/>
      <text:p text:style-name="Standard">- id (PK) - уникальный идентификатор пользователя</text:p>
      <text:p text:style-name="Standard"><text:span text:style-name="T2">- telegram_id - ID<text:s/></text:span>пользователя<text:span text:style-name="T3"><text:s/></text:span>в<text:span text:style-name="T4"><text:s/>Telegram</text:span></text:p>
      <text:p text:style-name="Standard"><text:span text:style-name="T5">- telegram_username -<text:s/></text:span>никнейм<text:span text:style-name="T6"><text:s/></text:span>в<text:span text:style-name="T7"><text:s/>Telegram</text:span></text:p>
      <text:p text:style-name="Standard"><text:span text:style-name="T8">- first_name -<text:s/></text:span>имя</text:p>
      <text:p text:style-name="Standard"><text:span text:style-name="T9">- last_name -<text:s/></text:span>фамилия</text:p>
      <text:p text:style-name="Standard">- middle_name - отчество (если есть)</text:p>
      <text:p text:style-name="Standard">- created_at - дата создания аккаунта</text:p>
      <text:p text:style-name="Standard">- last_active_at - дата последней активности</text:p>
      <text:p text:style-name="Standard"/>
      <text:p text:style-name="Standard">- notification_settings - настройки уведомлений - не знаю как реализовать</text:p>
      <text:p text:style-name="Standard"/>
      <text:p text:style-name="Standard">### 2. Группы (Groups)</text:p>
      <text:p text:style-name="Standard"/>
      <text:p text:style-name="Standard">- id (PK) - уникальный идентификатор группы</text:p>
      <text:p text:style-name="Standard">- name - название группы</text:p>
      <text:p text:style-name="Standard">- description - описание группы</text:p>
      <text:p text:style-name="Standard">- created_at - дата создания</text:p>
      <text:p text:style-name="Standard"/>
      <text:p text:style-name="Standard">### 3. Участники групп (GroupMembers)</text:p>
      <text:p text:style-name="Standard"/>
      <text:p text:style-name="Standard">- id (PK) - уникальный идентификатор записи</text:p>
      <text:p text:style-name="Standard">- user_id (FK) - ссылка на пользователя</text:p>
      <text:p text:style-name="Standard">- group_id (FK) - ссылка на группу</text:p>
      <text:p text:style-name="Standard">- is_leader - флаг старосты группы</text:p>
      <text:p text:style-name="Standard">- is_assistant - флаг помощника старосты</text:p>
      <text:p text:style-name="Standard">- joined_at - дата вступления в группу</text:p>
      <text:p text:style-name="Standard"/>
      <text:p text:style-name="Standard">### 4. Приглашения в группы (GroupInvitations)</text:p>
      <text:p text:style-name="Standard"/>
      <text:p text:style-name="Standard">- id (PK) - уникальный идентификатор приглашения</text:p>
      <text:p text:style-name="Standard">- group_id (FK) - ссылка на группу</text:p>
      <text:p text:style-name="Standard">- invited_by_user_id (FK) - кто отправил приглашение</text:p>
      <text:p text:style-name="Standard">- invite_token - уникальный токен приглашения</text:p>
      <text:p text:style-name="Standard">- expires_at - срок действия приглашения</text:p>
      <text:p text:style-name="Standard">- is_used - использовано ли приглашение</text:p>
      <text:p text:style-name="Standard">- created_at - дата создания</text:p>
      <text:p text:style-name="Standard"/>
      <text:p text:style-name="Standard">### 5. События (Events)</text:p>
      <text:p text:style-name="Standard"/>
      <text:p text:style-name="Standard">- id (PK) - уникальный идентификатор события</text:p>
      <text:p text:style-name="Standard">- group_id (FK) - ссылка на группу</text:p>
      <text:p text:style-name="Standard">- created_by_user_id (FK) - кто создал событие</text:p>
      <text:p text:style-name="Standard">- title - название события</text:p>
      <text:p text:style-name="Standard">- description - описание</text:p>
      <text:p text:style-name="Standard">- subject - предмет/дисциплина</text:p>
      <text:p text:style-name="Standard">- deadline_id - при наличии подвязанного дедлайна, так же с очередью и темами</text:p>
      <text:p text:style-name="Standard">- order_id</text:p>
      <text:soft-page-break/>
      <text:p text:style-name="Standard">- topics_id</text:p>
      <text:p text:style-name="Standard">- is_important - важное ли событие</text:p>
      <text:p text:style-name="Standard">- created_at - дата создания</text:p>
      <text:p text:style-name="Standard"/>
      <text:p text:style-name="Standard">### 6. Просмотренные события (ViewedEvents)</text:p>
      <text:p text:style-name="Standard"/>
      <text:p text:style-name="Standard">- id (PK) - уникальный идентификатор записи</text:p>
      <text:p text:style-name="Standard">- user_id (FK) - ссылка на пользователя</text:p>
      <text:p text:style-name="Standard">- event_id (FK) - ссылка на событие</text:p>
      <text:p text:style-name="Standard">- viewed_at - дата просмотра</text:p>
      <text:p text:style-name="Standard"/>
      <text:p text:style-name="Standard">### 7. Дедлайны (Deadlines)</text:p>
      <text:p text:style-name="Standard"/>
      <text:p text:style-name="Standard">- id (PK) - уникальный идентификатор дедлайна</text:p>
      <text:p text:style-name="Standard">- event_id (FK) - ссылка на событие - не уверен нужно ли</text:p>
      <text:p text:style-name="Standard">- description - описание</text:p>
      <text:p text:style-name="Standard">- start -начало</text:p>
      <text:p text:style-name="Standard">- end - срок сдачи</text:p>
      <text:p text:style-name="Standard"/>
      <text:p text:style-name="Standard">### 8. Очереди (Queues)</text:p>
      <text:p text:style-name="Standard"/>
      <text:p text:style-name="Standard">- id (PK) - уникальный идентификатор очереди</text:p>
      <text:p text:style-name="Standard">- event_id (FK) - ссылка на событие - не уверен нужно ли</text:p>
      <text:p text:style-name="Standard">- title - название очереди</text:p>
      <text:p text:style-name="Standard">- description - описание</text:p>
      <text:p text:style-name="Standard">- max_participants - максимальное количество участников</text:p>
      <text:p text:style-name="Standard"/>
      <text:p text:style-name="Standard">скорее всего это добавлять не стоит так как люди не успевшие защититься на прошлую пару так и никогда могут не защититься если не успеют занять место в новой очереди. Но возможно это стоит оставить и не реализовывать а сделать потом если захотим</text:p>
      <text:p text:style-name="Standard"/>
      <text:p text:style-name="Standard">- created_at - дата создания</text:p>
      <text:p text:style-name="Standard"/>
      <text:p text:style-name="Standard">### 9. Участники очередей (QueueParticipants)</text:p>
      <text:p text:style-name="Standard"/>
      <text:p text:style-name="Standard">- id (PK) - уникальный идентификатор записи</text:p>
      <text:p text:style-name="Standard">- queue_id (FK) - ссылка на очередь</text:p>
      <text:p text:style-name="Standard">- user_id (FK) - ссылка на пользователя</text:p>
      <text:p text:style-name="Standard">- position - позиция в очереди</text:p>
      <text:p text:style-name="Standard">- joined_at - дата присоединения</text:p>
      <text:p text:style-name="Standard"/>
      <text:p text:style-name="Standard">### 10. Темы (Topics)</text:p>
      <text:p text:style-name="Standard"/>
      <text:p text:style-name="Standard">- id (PK) - уникальный идентификатор темы</text:p>
      <text:p text:style-name="Standard">- event_id (FK) - ссылка на группу</text:p>
      <text:p text:style-name="Standard">- title - название темы</text:p>
      <text:p text:style-name="Standard">- description - описание</text:p>
      <text:p text:style-name="Standard">- max_participants - максимальное количество участников</text:p>
      <text:p text:style-name="Standard">- created_at - дата создания</text:p>
      <text:p text:style-name="Standard">- created_by_user_id (FK) - кто создал тему</text:p>
      <text:p text:style-name="Standard"/>
      <text:p text:style-name="Standard">### 11. Выбор тем (TopicSelections)</text:p>
      <text:p text:style-name="Standard"/>
      <text:p text:style-name="Standard">- id (PK) - уникальный идентификатор записи</text:p>
      <text:p text:style-name="Standard">- topic_id (FK) - ссылка на тему</text:p>
      <text:p text:style-name="Standard">- user_id (FK) - ссылка на пользователя</text:p>
      <text:p text:style-name="Standard">- selected_at - дата выбора</text:p>
      <text:p text:style-name="Standard">- is_confirmed - подтвержден ли выбор (старостой)</text:p>
      <text:p text:style-name="Standard">- confirmed_by_user_id (FK) - кто подтвердил выбор</text:p>
      <text:p text:style-name="Standard">- confirmed_at - дата подтверждения</text:p>
      <text:p text:style-name="Standard"/>
      <text:p text:style-name="Standard">### 12. Логи действий админов (AdminLogs)</text:p>
      <text:p text:style-name="Standard"/>
      <text:p text:style-name="Standard">- id (PK) - уникальный идентификатор записи</text:p>
      <text:p text:style-name="Standard">- telegram_id (FK) - ссылка на пользователя-админа</text:p>
      <text:p text:style-name="Standard">- action - действие</text:p>
      <text:p text:style-name="Standard">- details - детали действия</text:p>
      <text:p text:style-name="Standard">- performed_at - дата выполнения</text:p>
      <text:p text:style-name="Standard">- ip_address - IP адрес</text:p>
      <text:p text:style-name="Standard"/>
      <text:p text:style-name="Standard">### 13. Входы админов (AdminLogins)</text:p>
      <text:p text:style-name="Standard"/>
      <text:p text:style-name="Standard">- id (PK) - уникальный идентификатор записи</text:p>
      <text:p text:style-name="Standard">- telegram_id (FK) - ссылка на пользователя-админа</text:p>
      <text:p text:style-name="Standard">- login_at - дата входа</text:p>
      <text:p text:style-name="Standard">- ip_address - IP адрес</text:p>
      <text:p text:style-name="Standard"/>
      <text:p text:style-name="Standard">### 14. Отмеченные группы (StarredGroups)</text:p>
      <text:p text:style-name="Standard"/>
      <text:p text:style-name="Standard">- id (PK) - уникальный идентификатор записи</text:p>
      <text:p text:style-name="Standard">- user_id (FK) - ссылка на пользователя</text:p>
      <text:p text:style-name="Standard">- group_id (FK) - ссылка на группу</text:p>
      <text:p text:style-name="Standard">- starred_at - дата отметки</text:p>
      <text:p text:style-name="Standard"/>
      <text:p text:style-name="Standard">### 15. Напоминания (Reminders)</text:p>
      <text:p text:style-name="Standard"/>
      <text:p text:style-name="Standard">- user_id (PK, FK) - ссылка на пользователя</text:p>
      <text:p text:style-name="Standard">- notify_before_deadline - за сколько минут/часов/дней предупреждать (например, 1440 для 24 часов)</text:p>
      <text:p text:style-name="Standard">- notify_new_topics - boolean (предупреждать о новых темах)</text:p>
      <text:p text:style-name="Standard">- notify_new_queues - boolean (предупреждать о новых очередях)</text:p>
      <text:p text:style-name="Standard">- notify_new_events - boolean (предупреждать о новых событиях)</text:p>
      <text:p text:style-name="Standard">- notify_method - способ уведомления (Telegram message, email и т.д.)</text:p>
      <text:p text:style-name="Standard">- updated_at - дата последнего обновления настроек</text:p>
      <text:p text:style-name="Standard">## Дополнительные таблицы (по необходимости)</text:p>
      <text:p text:style-name="Standard"/>
      <text:p text:style-name="Standard">### 16. Файлы (Files) - думаю стоит отложить</text:p>
      <text:p text:style-name="Standard"/>
      <text:p text:style-name="Standard">- id (PK) - уникальный идентификатор файла</text:p>
      <text:p text:style-name="Standard">- event_id (FK) - ссылка на событие (если прикреплен к событию)</text:p>
      <text:p text:style-name="Standard">- uploaded_by_user_id (FK) - кто загрузил</text:p>
      <text:p text:style-name="Standard">- file_name - название файла</text:p>
      <text:p text:style-name="Standard">- file_type - тип файла</text:p>
      <text:p text:style-name="Standard">- file_size - размер файла</text:p>
      <text:p text:style-name="Standard">- file_path - путь к файлу</text:p>
      <text:p text:style-name="Standard">- uploaded_at - дата загрузки</text:p>
      <text:p text:style-name="Standard"/>
      <text:p text:style-name="Standard">### 17. Журнал изменений (ChangeLog)</text:p>
      <text:p text:style-name="Standard"/>
      <text:p text:style-name="Standard">- id (PK) - уникальный идентификатор записи</text:p>
      <text:p text:style-name="Standard">- user_id (FK) - кто внес изменения</text:p>
      <text:p text:style-name="Standard">- entity_type - тип изменяемой сущности</text:p>
      <text:p text:style-name="Standard">- entity_id - ID изменяемой сущности</text:p>
      <text:p text:style-name="Standard">- action - действие (создание, изменение, удаление)</text:p>
      <text:p text:style-name="Standard">- old_values - предыдущие значения (JSON)</text:p>
      <text:p text:style-name="Standard">- new_values - новые значения (JSON)</text:p>
      <text:p text:style-name="Standard">- changed_at - дата изменения</text:p>
      <text:p text:style-name="Standard"/>
      <text:p text:style-name="Standard">В общем, всё будет организовано как тг приложение с визуальной составляющей. Теперь давай поговорим об авторизации. Для начала. Есть ли в телеграмме авторизация через пользователя тг? Если да, то просто при входе тебе будут предлагать выбрать группу, ты будешь вводить своё ФИО и номер Студенческого.</text:p>
      <text:p text:style-name="Standard">Эти данные будут проверятся через список, который есть у каждой группы и который заполняет староста. Как вариант можно будет создать ссылку-приглашение и уже через неё вводить данные.</text:p>
      <text:p text:style-name="Standard">Изначально все пользователи - просто пользователи. Кроме нашей команды. Трое из нашей команды будут админами для этого сначала будет существовать кнопка войти как админ, для которой будет создано 3 единаразовых кода( в случае желания смены админского аккаунта на другой, у админов будет кнопка выхода, при нажатии которой будет выведен код, активный 5 минут для входа на новом аккаунте, после истечения срока, если кто-то вошёл в аккаунт с предыдущего аккаунта удаляется роль админа.</text:p>
      <text:p text:style-name="Standard">Если на админа зашёл не пользователь, тогда тот имеет возможность отменить <text:s/>передачу прав(администраторские права не вступят в силу в течении 10 минут после захода <text:s/>в аккаунт). В течении следующих 24 часов бывший админ также имеет возможность отката изменений). Админы - цари и боги. Имеют право входить в любую группу, смотреть информацию( редактировать её смогу только я единалично).</text:p>
      <text:p text:style-name="Standard">У обычных пользователей есть 2 варианта: вступить в группу или создать её самому. Состоять пользователь может только в одной группе - быть участниклом или её создателем.</text:p>
      <text:p text:style-name="Standard">Создатель группы - староста. Он главный в группе, способен выгонять участников и добалять их, менять им роли(чуть позже объясню), может создавать и редактировать события, удалять их, может составлять список тем,редактировать ограничение по количеству вступивших участников, добавлять задачи и менять их сроки, менять у них интервал или время напоминания, способен создавать выборы тем на занятие, менять количество человек на одну тему, удалять выбор темы у пользователя и сам назначать пользователя на определённую тему, менять очередь на защиту и так далее.</text:p>
      <text:p text:style-name="Standard"/>
      <text:p text:style-name="Standard">Староста может быть только 1. Вторая роль в группе - Помощник старосты. Они назначаются старостой лично и имеют более ограниченные функции. Могут создавать и изменять события, создавать задачи, редактировать их сроки и напоминания, <text:s/>могут составлять список тем на занятие и менять количество человек на одну тему, редактировать количество защит на одну пару(далее будет рассказано в разделе "Выбор тем и бронь"). Помощников старост может быть сколько угодно, не превышая количество участников группы. <text:s/></text:p>
      <text:p text:style-name="Standard"/>
      <text:p text:style-name="Standard">Следующая группа пользователей - Участник. Каждый, кто состоит в группе обладает правами участников. Остальные роли добавляют дополнительные функции. Участники могут просматривать события, выбирать себе тему из списка тем на занятие, занимать порядковое место на защиту, добавлять себе личные напоминания о том, что надо выполнить задание, и понятное дело просматривать эти задания и сроки по ним, просматривать количество оставшихся мест на каждую тему на занятие, просматривать свободные места на защиту ( возможно будет добавлена функция отмечать события просмотренными и доп. подраздел в разделе "События" - "Просмотренные"). В принципе, вот основные роли в приложении.</text:p>
      <text:p text:style-name="Standard"/>
      <text:p text:style-name="Standard">Давай теперь про раздел события:</text:p>
      <text:p text:style-name="Standard">Cначала со стороны Старосты и Помощников старосты:</text:p>
      <text:p text:style-name="Standard">Раздел будет содержать 2 области: кнопку добавить событие и саму ленту событий. Ленту можно будет листать. Событие может содержать фото или видео и подписи <text:s/>к ним, или просто быть текстовым. В верхнем правом углу события будут 3 точки, нажав их появится 2 возможности: отредактировать и удалить событие.</text:p>
      <text:p text:style-name="Standard">Участники: Обычные участники будут иметь похожий функционал, но не смогут менять, создавать и удалять события. Но, у них как и у старост и помощников, будет кнопка просмотреть, которая будет отправлять событие в подраздел "просмотренные"(всего подраздела будет 2 это и главный(основной) подраздел — "Актуальные"</text:p>
      <text:p text:style-name="Standard"/>
      <text:p text:style-name="Standard"/>
      <text:p text:style-name="Standard"/>
      <text:p text:style-name="Standard">Теперь давай про бронь:</text:p>
      <text:p text:style-name="Standard">Сам раздел представляет собой календарь в котором записаны можно сказать события: "Доклад по истории" "Защита Лабы у Зойкина". Дни с событиями помечаются отдельным цветом и имеют особую пометку цифру - количество событий. При нажатии на день без событий показывается панелька, где сверху указана дата и день недели, а по середины в основном разделе: "Событий нет".</text:p>
      <text:p text:style-name="Standard">При нажатии на день, где есть события сверху также дата и день недели, а в основном модуле - событие: Предмет, Название события(суть), может быть прикреплена картинка, а ниже у события - выпадающий список(выбор номера темы или темы по названию или выбор порядкового места на защиту)</text:p>
      <text:p text:style-name="Standard"/>
      <text:p text:style-name="Standard">Старосты и помощники старост:</text:p>
      <text:p text:style-name="Standard">Внизу экрана имеют кнопку "Добавить бронь" после которой интерактивным цветом загораются все дни, после чего выбирая день они могут добавить событие, прикрепить картинку, настроить список тем, поставить на выбор каждой темы ограничение, например: Каждую тему могут выбрать - 5 человек(5 - число которое самостоятельно вписывается и отправляется в БД для ограничения выбора темы, весь остальной интерфейс изначально прописан). В уже созданных событиях каждый из обладателей этих ролей могут изменять уже созданные события, кликнув по 3 точкам в правом верхнем углу у каждого события, также могут удалять их. Изменять количество мест на защиту, список тем. Однако именно Староста может убирать выбор темы другими участниками или менять их очерёдность на защиту.</text:p>
      <text:p text:style-name="Standard">Участники:</text:p>
      <text:p text:style-name="Standard">Могут выбирать день с событиями, выбирать тему или место на защиту. Просматривать какую тему кто выбрал или кто каким идёт на защиту.</text:p>
      <text:p text:style-name="Standard"/>
      <text:p text:style-name="Standard">то как я обработал информацию, и тебе стоит предерживаться её:</text:p>
      <text:p text:style-name="Standard"/>
      <text:p text:style-name="Standard">Первый вход из тг-бота:</text:p>
      <text:p text:style-name="Standard">Авторизация по тг - &gt; Ввод ФИО</text:p>
      <text:p text:style-name="Standard">Старосте группы которую указал студент приходит предложение принять студента в группу</text:p>
      <text:p text:style-name="Standard">Первый вход из ссылки старосты:</text:p>
      <text:p text:style-name="Standard">Авторизация по тг - &gt; Ввод ФИО - И ты сразу в группе</text:p>
      <text:p text:style-name="Standard">Название таблицы: Пользователи</text:p>
      <text:p text:style-name="Standard"/>
      <text:p text:style-name="Standard">Поля: id пользователя | telegram nickname / id аккаунта | ФИО | id Группы | Является ли старостой | Является ли помощником</text:p>
      <text:p text:style-name="Standard"/>
      <text:p text:style-name="Standard">Также стоит сделать автоматическое</text:p>
      <text:p text:style-name="Standard">удаление неактивных аккаунтов</text:p>
      <text:p text:style-name="Standard">Если аккаунт не активен 1 год - удалить</text:p>
      <text:p text:style-name="Standard">Название таблицы: Группы</text:p>
      <text:p text:style-name="Standard">Поля: id группы | Название группы</text:p>
      <text:p text:style-name="Standard">---</text:p>
      <text:p text:style-name="Standard">Админ - человек с супер-правами</text:p>
      <text:p text:style-name="Standard">- Доступ ко всем группам в роли старосты</text:p>
      <text:p text:style-name="Standard">- Просмотр любой инфы</text:p>
      <text:p text:style-name="Standard"/>
      <text:p text:style-name="Standard">Здесь предлагается функционал чтобы было видно всем пользователям</text:p>
      <text:p text:style-name="Standard">кнопку ВОЙТИ КАК АДМИН, но мне кажется это будет лишним</text:p>
      <text:p text:style-name="Standard">вход под правами админа стоит сделать по ссылке</text:p>
      <text:p text:style-name="Standard"/>
      <text:p text:style-name="Standard">Входов может быть сколько угодно, всё равно ссылка будет известна только нам</text:p>
      <text:p text:style-name="Standard">Следовательно проблем с безопасностью не будет в этом контексте</text:p>
      <text:p text:style-name="Standard"/>
      <text:p text:style-name="Standard">Стоит сделать на всякий случай таблицу, посещений в админ панель</text:p>
      <text:p text:style-name="Standard"/>
      <text:p text:style-name="Standard">По этой таблице в случае чего можно будет узнать кто заходил не тот,</text:p>
      <text:p text:style-name="Standard">но чтобы исправить то что он поменял придётся добавить лог изменений</text:p>
      <text:p text:style-name="Standard">Не знаю насколько это нужно и сложно ли это реализовать, нужно смотреть</text:p>
      <text:p text:style-name="Standard"/>
      <text:p text:style-name="Standard">Возможно стоит сделать что-то типо Журналирования как в ext4</text:p>
      <text:p text:style-name="Standard">Сделать кольцевой буфер И туда записывать транзакции(операции)</text:p>
      <text:p text:style-name="Standard"/>
      <text:p text:style-name="Standard">Сделать кольцевой буфер чтобы не расходовать на логи бесконечность памяти,</text:p>
      <text:p text:style-name="Standard">а сохранять только последние изменения</text:p>
      <text:p text:style-name="Standard">Название таблицы: Вход админов</text:p>
      <text:p text:style-name="Standard">Поля: Время (Primary key) | Имя в тг</text:p>
      <text:p text:style-name="Standard">Название таблицы: Admin_logs</text:p>
      <text:p text:style-name="Standard">Поля: Время входа (внешний ключ), время, какое действие</text:p>
      <text:p text:style-name="Standard">---</text:p>
      <text:p text:style-name="Standard">Нужно определиться с терминологией:</text:p>
      <text:p text:style-name="Standard">Создатель группы - это староста.</text:p>
      <text:p text:style-name="Standard">Если группу создал не настоящий староста, он всё равно будет считаться старостой для этой группы.</text:p>
      <text:p text:style-name="Standard"/>
      <text:p text:style-name="Standard">Нужно будет реализовать передачу прав старосты</text:p>
      <text:p text:style-name="Standard"/>
      <text:p text:style-name="Standard">Все зашедшие в систему являются пользователями, кроме админов.</text:p>
      <text:p text:style-name="Standard"/>
      <text:p text:style-name="Standard">Каждый пользователь может состоять только в одной группе:</text:p>
      <text:p text:style-name="Standard">- быть её участником</text:p>
      <text:p text:style-name="Standard">- быть старостой</text:p>
      <text:p text:style-name="Standard"/>
      <text:p text:style-name="Standard">Староста имеет высшие права в пределах созданной группы:</text:p>
      <text:p text:style-name="Standard"><text:s/></text:p>
      <text:p text:style-name="Standard">- Выгонять участников</text:p>
      <text:p text:style-name="Standard">- Принимать заявки в группу / Отсылать приглашения в группу ----------&gt;Проблема:</text:p>
      <text:p text:style-name="Standard">Человек, которому староста скинул сслыку для входа в группу</text:p>
      <text:p text:style-name="Standard">Может отправить кому-то другому, и тогда войдёт не тот человек, также эта ссылка должна быть действительна до первого перехода по ней, и в течение какого-то ограниченного отрезка времени</text:p>
      <text:p text:style-name="Standard">- Определять членов группы помощниками</text:p>
      <text:p text:style-name="Standard">- Создавать и редактировать события, удалять их</text:p>
      <text:p text:style-name="Standard">- Составить список тем (Например темы для истории)</text:p>
      <text:p text:style-name="Standard">- Создание выбора тем на пару (с возможностью ограничить кол-во человек на одну тему)</text:p>
      <text:p text:style-name="Standard">- Управление выбранными темами (удалить выбор темы у пользователя, назначить тему) -----------------------&gt;Тогда стоит добавить функцию по галочке, чтобы пользователь не мог поменять выбор старосты</text:p>
      <text:p text:style-name="Standard">- Добавлять дедлайны и редактировать их сроки (аналог задачи)</text:p>
      <text:p text:style-name="Standard">- Создавать очередь человек на защиту пары (редактировать очередь)</text:p>
      <text:p text:style-name="Standard">- Удалить группу</text:p>
      <text:p text:style-name="Standard"/>
      <text:p text:style-name="Standard">Насчёт редактирования кол-ва участников, мне кажется это бесполезная функция,</text:p>
      <text:p text:style-name="Standard">т.к. староста и так уже контролирует кол-во участников и доп. ограничения не к чему</text:p>
      <text:p text:style-name="Standard"/>
      <text:p text:style-name="Standard">Насчет интервала напоминания, не знаю,</text:p>
      <text:p text:style-name="Standard">мне кажется нужно дать пользователям самим выбирать частоту напоминания</text:p>
      <text:p text:style-name="Standard">при первом заходе в приложение и возможность изменять это в настройках.</text:p>
      <text:p text:style-name="Standard">---</text:p>
      <text:p text:style-name="Standard">Второй по иерархии в группе - Помощник старосты</text:p>
      <text:p text:style-name="Standard"/>
      <text:p text:style-name="Standard">Назначается лично старостой в меню управления участником группы,</text:p>
      <text:p text:style-name="Standard">примерно как в вк сделать администратора</text:p>
      <text:p text:style-name="Standard"/>
      <text:p text:style-name="Standard">Кол-во помощников &lt; кол-ва участников, но по факту не ограничено</text:p>
      <text:p text:style-name="Standard"/>
      <text:p text:style-name="Standard">Не могут в отличие от старост:</text:p>
      <text:p text:style-name="Standard"/>
      <text:p text:style-name="Standard">- Выгонять участников</text:p>
      <text:p text:style-name="Standard">- Принимать заявки в группу / Отсылать приглашения в группу</text:p>
      <text:p text:style-name="Standard">- Определять членов группы помощниками</text:p>
      <text:p text:style-name="Standard"/>
      <text:p text:style-name="Standard">Всё остальное им доступно</text:p>
      <text:p text:style-name="Standard">---</text:p>
      <text:p text:style-name="Standard">Определение:</text:p>
      <text:p text:style-name="Standard">Участник - пользователь, у которого заполнено поле 'группа'</text:p>
      <text:p text:style-name="Standard"/>
      <text:p text:style-name="Standard">Могут:</text:p>
      <text:p text:style-name="Standard">- Выбирать тему из списка</text:p>
      <text:p text:style-name="Standard">- Занимать очередь</text:p>
      <text:p text:style-name="Standard">- Добавлять личные напоминания</text:p>
      <text:p text:style-name="Standard"/>
      <text:p text:style-name="Standard">Я считаю что просматривать события и</text:p>
      <text:p text:style-name="Standard">все остальные данные должны мочь все т.к., опять же для родителей и для преподов,</text:p>
      <text:p text:style-name="Standard">но если честно, не уверен, как-будто фича очень затратная по времени,</text:p>
      <text:p text:style-name="Standard">нужно будет смотреть стоит ли она того, когда мы сделаем остальное</text:p>
      <text:p text:style-name="Standard">---</text:p>
      <text:p text:style-name="Standard">Давай теперь про раздел события:</text:p>
      <text:p text:style-name="Standard"/>
      <text:p text:style-name="Standard">Cначала со стороны Старосты и Помощников старосты:</text:p>
      <text:p text:style-name="Standard"/>
      <text:p text:style-name="Standard">Раздел будет содержать 2 области: кнопку добавить событие и саму ленту событий. Ленту можно будет листать. Событие может содержать фото или видео и подписи <text:s/>к ним, или просто быть текстовым. В верхнем правом углу события будут 3 точки, нажав их появится 2 возможности: отредактировать и удалить событие.</text:p>
      <text:p text:style-name="Standard"/>
      <text:p text:style-name="Standard">Участники: Обычные участники будут иметь похожий функционал, но не смогут менять, создавать и удалять события.</text:p>
      <text:p text:style-name="Standard"/>
      <text:p text:style-name="Standard">Скорее всего стоит сделать маркер для важных событий,</text:p>
      <text:p text:style-name="Standard">чтобы события с этим маркером показывались сверху</text:p>
      <text:p text:style-name="Standard"/>
      <text:p text:style-name="Standard">Фича, при записи дисциплины в первый раз, во второй раз её предложат выбрать</text:p>
      <text:p text:style-name="Standard">Скорее всего оформить как список предложений</text:p>
      <text:p text:style-name="Standard"/>
      <text:p text:style-name="Standard">У событий нужно сделать пометку дедлайн</text:p>
      <text:p text:style-name="Standard">Они также могут отправиться в просматриваемые из актуальных,</text:p>
      <text:p text:style-name="Standard">но во вкладке дед лайны они будут отображаться все</text:p>
      <text:p text:style-name="Standard">---</text:p>
      <text:p text:style-name="Standard">Теперь давай про календарь:</text:p>
      <text:p text:style-name="Standard"/>
      <text:p text:style-name="Standard">Сам раздел представляет собой календарь в котором Дни с событиями помечаются отдельным цветом и имеют особую пометку цифру - количество событий. При нажатии на день без событий показывается панелька, где сверху указана дата и день недели, а по середины в основном разделе: "Событий нет".</text:p>
      <text:p text:style-name="Standard"/>
      <text:p text:style-name="Standard">При нажатии на день, где есть события сверху также дата и день недели, а в основном модуле - событие: Предмет, Название события(суть), может быть прикреплена картинка, а ниже у события - выпадающий список(выбор номера темы или темы по названию или выбор порядкового места на защиту)</text:p>
      <text:p text:style-name="Standard"/>
      <text:p text:style-name="Standard">Старосты и помощники старост:</text:p>
      <text:p text:style-name="Standard"/>
      <text:p text:style-name="Standard">Внизу экрана имеют кнопку "Добавить бронь" после которой интерактивным цветом загораются все дни, после чего выбирая день они могут добавить событие, прикрепить картинку, настроить список тем, поставить на выбор каждой темы ограничение, например: Каждую тему могут выбрать - 5 человек</text:p>
      <text:p text:style-name="Standard"/>
      <text:p text:style-name="Standard">В уже созданных событиях каждый из обладателей этих ролей могут изменять уже созданные события, кликнув по 3 точкам в правом верхнем углу у каждого события, также могут удалять их. Изменять количество мест на защиту, список тем. Однако именно Староста может убирать выбор темы другими участниками или менять их очерёдность на защиту.</text:p>
      <text:p text:style-name="Standard"/>
      <text:p text:style-name="Standard">Участники:</text:p>
      <text:p text:style-name="Standard"/>
      <text:p text:style-name="Standard">Могут выбирать день с событиями, выбирать тему или место на защиту. Просматривать какую тему кто выбрал или кто каким идёт на защиту.</text:p>
      <text:p text:style-name="Standard">---</text:p>
      <text:p text:style-name="Standard">Должен быть раздел настройки, в котором будет возможность выбрать за какое время до конца дедлайна нужно уведомить, нужно ли уведомлять когда появляется новый список тем/очередь/событие</text:p>
      <text:p text:style-name="Standard"/>
      <text:p text:style-name="Standard">Примерная струкрута базы данных - прикреплённый текст</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Noto Sans Devanagari" svg:font-family="Noto Sans Devanagari"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Список" style:display-name="Список" style:family="paragraph" style:parent-style-name="Textbody">
      <style:text-properties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Пользователь</meta:initial-creator>
    <dc:creator>Азиз Меджитов</dc:creator>
    <meta:creation-date>2025-06-07T20:12:00Z</meta:creation-date>
    <dc:date>2025-06-07T20:12:00Z</dc:date>
    <meta:template xlink:href="Normal" xlink:type="simple"/>
    <meta:editing-cycles>2</meta:editing-cycles>
    <meta:editing-duration>PT0S</meta:editing-duration>
    <meta:document-statistic meta:page-count="3" meta:paragraph-count="34" meta:word-count="2611" meta:character-count="17463" meta:row-count="124" meta:non-whitespace-character-count="14886"/>
  </office:meta>
</office:document-meta>
</file>